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1A000004635054C5A0A5996C76.jpg" manifest:media-type="image/jpeg"/>
  <manifest:file-entry manifest:full-path="Pictures/10000000000002000000020065BEFE37CCD98E2F.jpg" manifest:media-type="image/jpeg"/>
  <manifest:file-entry manifest:full-path="Pictures/100000000000031A000004630356FA122578C589.jpg" manifest:media-type="image/jpeg"/>
  <manifest:file-entry manifest:full-path="Pictures/10000000000003E8000003E8E930F9E62CFEB3A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BN Anna" svg:font-family="'BN Anna', Gisha" style:font-pitch="variable"/>
    <style:font-face style:name="Guttman Adii-Light" svg:font-family="'Guttman Adii-Light', 'Segoe UI Semilight'" style:font-pitch="variable"/>
    <style:font-face style:name="Guttman Drogolin" svg:font-family="'Guttman Drogolin'" style:font-pitch="variable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style:font-name="Arial1" fo:font-size="16pt" fo:font-weight="bold" officeooo:paragraph-rsid="00159387" style:font-name-asian="Arial Unicode MS" style:font-size-asian="16pt" style:font-weight-asian="bold" style:font-name-complex="Guttman Drogolin" style:font-size-complex="16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style:font-name="Arial1" fo:font-size="12pt" fo:font-weight="bold" style:font-name-asian="Arial Unicode MS" style:font-size-asian="12pt" style:font-weight-asian="bold" style:font-name-complex="Guttman Drogolin" style:font-size-complex="12pt" style:font-weight-complex="bold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style:font-name="BN Anna" fo:font-size="12pt" fo:font-weight="bold" style:font-name-asian="Arial Unicode MS" style:font-size-asian="12pt" style:font-weight-asian="bold" style:font-name-complex="Guttman Adii-Light" style:font-size-complex="12pt" style:font-weight-complex="bold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style:font-name="Arial" fo:font-size="10pt" fo:font-weight="bold" style:font-size-asian="10pt" style:font-weight-asian="bold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style:font-name="Arial" fo:font-size="12pt" fo:font-style="normal" fo:font-weight="bold" style:font-size-asian="12pt" style:font-style-asian="normal" style:font-weight-asian="bold"/>
    </style:style>
    <style:style style:name="P7" style:family="paragraph" style:parent-style-name="Standard">
      <style:paragraph-properties fo:text-align="center" style:justify-single-word="false" style:writing-mode="rl-tb"/>
    </style:style>
    <style:style style:name="P8" style:family="paragraph" style:parent-style-name="Standard">
      <style:paragraph-properties fo:text-align="center" style:justify-single-word="false" style:writing-mode="rl-tb"/>
      <style:text-properties officeooo:paragraph-rsid="005538f7"/>
    </style:style>
    <style:style style:name="P9" style:family="paragraph" style:parent-style-name="Standard">
      <style:paragraph-properties fo:text-align="center" style:justify-single-word="false" style:writing-mode="rl-tb"/>
      <style:text-properties style:font-name="Arial" fo:font-size="12pt" fo:font-weight="bold" style:font-size-asian="12pt" style:font-weight-asian="bold"/>
    </style:style>
    <style:style style:name="P10" style:family="paragraph" style:parent-style-name="Standard">
      <style:paragraph-properties fo:text-align="center" style:justify-single-word="false" style:writing-mode="rl-tb"/>
      <style:text-properties style:font-name="Arial" fo:font-size="16pt" fo:font-style="normal" fo:font-weight="bold" style:font-size-asian="16pt" style:font-style-asian="normal" style:font-weight-asian="bold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style:font-name="Arial" fo:font-size="12pt" fo:font-style="normal" fo:font-weight="bold" officeooo:paragraph-rsid="00590e11" style:font-size-asian="12pt" style:font-style-asian="normal" style:font-weight-asian="bold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style:font-name="Arial" fo:font-size="12pt" fo:font-weight="bold" officeooo:paragraph-rsid="00590e11" style:font-size-asian="12pt" style:font-weight-asian="bold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officeooo:paragraph-rsid="005a87d5"/>
    </style:style>
    <style:style style:name="T1" style:family="text">
      <style:text-properties style:font-name="Arial" fo:font-size="16pt" fo:font-style="normal" fo:font-weight="bold" style:font-size-asian="16pt" style:font-style-asian="normal" style:font-weight-asian="bold"/>
    </style:style>
    <style:style style:name="T2" style:family="text">
      <style:text-properties style:font-name="Arial" fo:font-size="16pt" fo:font-style="normal" fo:font-weight="bold" officeooo:rsid="00582101" style:font-size-asian="16pt" style:font-style-asian="normal" style:font-weight-asian="bold"/>
    </style:style>
    <style:style style:name="T3" style:family="text">
      <style:text-properties style:font-name="Arial" fo:font-size="16pt" fo:font-weight="bold" style:font-size-asian="16pt" style:font-weight-asian="bold"/>
    </style:style>
    <style:style style:name="T4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T5" style:family="text">
      <style:text-properties style:font-name="Arial" fo:font-size="12pt" fo:font-weight="bold" style:font-size-asian="12pt" style:font-weight-asian="bold"/>
    </style:style>
    <style:style style:name="T6" style:family="text">
      <style:text-properties style:font-name="Arial" fo:font-size="10pt" fo:font-weight="bold" style:font-size-asian="10pt" style:font-weight-asian="bold"/>
    </style:style>
    <style:style style:name="T7" style:family="text">
      <style:text-properties style:font-name="0" fo:font-size="16pt" fo:font-weight="bold" style:font-size-asian="16pt" style:font-weight-asian="bol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2"/>
      <text:p text:style-name="P3"/>
      <text:p text:style-name="P3"/>
      <text:p text:style-name="P4"/>
      <text:p text:style-name="P3"/>
      <text:p text:style-name="P4"/>
      <text:p text:style-name="P10"/>
      <text:p text:style-name="P10"/>
      <text:p text:style-name="P7"><text:span text:style-name="T1">למשפחת</text:span><text:span text:style-name="T7"> </text:span><text:span text:style-name="T2">xxxx</text:span><text:span text:style-name="T4"> </text:span><text:span text:style-name="T3">היקרה,</text:span></text:p>
      <text:p text:style-name="P9"/>
      <text:p text:style-name="P1"><text:span text:style-name="T4">מסורת</text:span><text:span text:style-name="T5"> עתיקה לשלוח מנות ומטעמים</text:span></text:p>
      <text:p text:style-name="P6">לכל עם ישראל – לשכנים ולחברים</text:p>
      <text:p text:style-name="P6">כאן בטלמון רצינו להוסיף קרבה וטוב</text:p>
      <text:p text:style-name="P11">והפלנו פור בין שכן רחוק וקרוב.</text:p>
      <text:p text:style-name="P12">מטרת ההגרלה הינה לתת הזדמנות</text:p>
      <text:p text:style-name="P6">להכיר מישהו אחר ולהוסיף רעות</text:p>
      <text:p text:style-name="P6">ביום יום אנו באים והולכים</text:p>
      <text:p text:style-name="P6">בין המשימות השונות אנו רצים</text:p>
      <text:p text:style-name="P6">בקושי יש זמן לפגוש אנשים</text:p>
      <text:p text:style-name="P6">רצינו שניה לעצור ולעשות חיבורים</text:p>
      <text:p text:style-name="P6">מקווים שבזכות ההגרלה והמנות</text:p>
      <text:p text:style-name="P13"><text:span text:style-name="T4">הצלחנו להרחיב מעגלים ולקרב לבבות</text:span></text:p>
      <text:p text:style-name="P13"><text:span text:style-name="T5">כי כולנו חלק מקהילה אחת גדולה</text:span></text:p>
      <text:p text:style-name="P6">ובזכות כל אחד מאיתנו היא תמשיך בצמיחה</text:p>
      <text:p text:style-name="P6">את "איש לרעהו" נקיים כמאמר המגילה</text:p>
      <text:p text:style-name="P1"><text:span text:style-name="T4">ונרבה אחוה ורעות בין חברינו לקהילה</text:span><text:span text:style-name="T6">!</text:span></text:p>
      <text:p text:style-name="P5"/>
      <text:p text:style-name="P1"><text:span text:style-name="T4">בגורלכם</text:span><text:span text:style-name="T5"> עלה לשלוח משלוח מנות</text:span></text:p>
      <text:p text:style-name="P6">למשפחות</text:p>
      <text:p text:style-name="P6"><text:s/>yyyy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BN Anna" svg:font-family="'BN Anna', Gisha" style:font-pitch="variable"/>
    <style:font-face style:name="Guttman Adii-Light" svg:font-family="'Guttman Adii-Light', 'Segoe UI Semilight'" style:font-pitch="variable"/>
    <style:font-face style:name="Guttman Drogolin" svg:font-family="'Guttman Drogolin'" style:font-pitch="variable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Painted_20_White" draw:display-name="Painted White" xlink:href="Pictures/10000000000002000000020065BEFE37CCD98E2F.jpg" xlink:type="simple" xlink:show="embed" xlink:actuate="onLoad"/>
    <draw:fill-image draw:name="Paper_20_Graph" draw:display-name="Paper Graph" xlink:href="Pictures/10000000000003E8000003E8E930F9E62CFEB3AD.jpg" xlink:type="simple" xlink:show="embed" xlink:actuate="onLoad"/>
    <draw:fill-image draw:name="scroll" xlink:href="Pictures/100000000000031A000004630356FA122578C589.jpg" xlink:type="simple" xlink:show="embed" xlink:actuate="onLoad"/>
    <draw:fill-image draw:name="scroll2" xlink:href="Pictures/100000000000031A000004635054C5A0A5996C76.jpg" xlink:type="simple" xlink:show="embed" xlink:actuate="onLoad"/>
    <draw:stroke-dash draw:name="_33__20_Dashes_20_3_20_Dots_20__28_var_29_" draw:display-name="3 Dashes 3 Dots (var)" draw:style="rect" draw:dots1="3" draw:dots1-length="112%" draw:dots2="3" draw:distance="101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טקסט_20_בלונים" style:display-name="טקסט בלונים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גופן_20_ברירת_20_המחדל_20_של_20_פיסקה" style:display-name="גופן ברירת המחדל של פיסקה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bitmap" draw:fill-image-name="scroll2" draw:fill-image-width="0in" draw:fill-image-height="0in" style:repeat="repeat" draw:fill-image-ref-point-x="0%" draw:fill-image-ref-point-y="0%" draw:fill-image-ref-point="center" draw:tile-repeat-offset="0% vertical" style:footnote-max-height="0in">
        <style:background-image xlink:href="Pictures/100000000000031A000004635054C5A0A5996C76.jp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6T18:09:44.593232763</dc:date>
    <meta:editing-duration>PT10H13M14S</meta:editing-duration>
    <meta:editing-cycles>55</meta:editing-cycles>
    <meta:generator>LibreOffice/6.1.5.2$Linux_X86_64 LibreOffice_project/10$Build-2</meta:generator>
    <meta:document-statistic meta:table-count="0" meta:image-count="0" meta:object-count="0" meta:page-count="1" meta:paragraph-count="20" meta:word-count="96" meta:character-count="536" meta:non-whitespace-character-count="458"/>
  </office:meta>
</office:document-meta>
</file>